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Results" style:family="table">
      <style:table-properties style:width="6.6931in" table:align="margins" style:may-break-between-rows="false"/>
    </style:style>
    <style:style style:name="Results.A" style:family="table-column">
      <style:table-column-properties style:column-width="0.9563in" style:rel-column-width="9362*"/>
    </style:style>
    <style:style style:name="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sults.G1" style:family="table-cell">
      <style:table-cell-properties fo:padding="0.0382in" fo:border="0.05pt solid #000000"/>
    </style:style>
    <style:style style:name="Results.A2" style:family="table-cell">
      <style:table-cell-properties fo:padding="0.0382in" fo:border-left="0.05pt solid #000000" fo:border-right="none" fo:border-top="none" fo:border-bottom="0.05pt solid #000000"/>
    </style:style>
    <style:style style:name="Result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5109e" officeooo:paragraph-rsid="0015109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10a4c6" officeooo:paragraph-rsid="00111a8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style:text-underline-style="none" fo:font-weight="bold" officeooo:rsid="0010a4c6" officeooo:paragraph-rsid="00111a8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officeooo:rsid="00111a8e" officeooo:paragraph-rsid="00111a8e" style:font-size-asian="10.5pt" style:font-size-complex="12pt"/>
    </style:style>
    <style:style style:name="P20" style:family="paragraph" style:parent-style-name="Table_20_Heading">
      <style:text-properties style:font-name="Liberation Sans" fo:font-size="12pt" officeooo:rsid="00111a8e" officeooo:paragraph-rsid="00111a8e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959" style:font-weight-asian="bold" style:font-weight-complex="bold"/>
    </style:style>
    <style:style style:name="T3" style:family="text">
      <style:text-properties fo:font-weight="bold" officeooo:rsid="000d1951" style:font-weight-asian="bold" style:font-weight-complex="bold"/>
    </style:style>
    <style:style style:name="T4" style:family="text">
      <style:text-properties fo:font-weight="bold" officeooo:rsid="0013e213" style:font-weight-asian="bold" style:font-weight-complex="bold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style:text-underline-style="none" fo:font-weight="normal" style:font-weight-asian="normal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text-underline-style="none"/>
    </style:style>
    <style:style style:name="T9" style:family="text">
      <style:text-properties style:font-name="Liberation Sans" style:text-underline-style="none" fo:font-weight="normal" style:font-weight-asian="normal" style:font-weight-complex="normal"/>
    </style:style>
    <style:style style:name="T10" style:family="text">
      <style:text-properties style:font-name="Liberation Sans"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ff0000"/>
    </style:style>
    <style:style style:name="T14" style:family="text">
      <style:text-properties fo:color="#008000" style:font-name="Courier 10 Pitch"/>
    </style:style>
    <style:style style:name="T15" style:family="text">
      <style:text-properties fo:color="#800000"/>
    </style:style>
    <style:style style:name="T16" style:family="text">
      <style:text-properties fo:color="#800000" style:font-name="Courier 10 Pitch"/>
    </style:style>
    <style:style style:name="T17" style:family="text">
      <style:text-properties fo:color="#ff00ff"/>
    </style:style>
    <style:style style:name="T18" style:family="text">
      <style:text-properties fo:color="#ff00ff" style:font-name="Courier 10 Pitch"/>
    </style:style>
    <style:style style:name="T19" style:family="text">
      <style:text-properties fo:color="#800080" style:font-name="Courier 10 Pitch"/>
    </style:style>
    <style:style style:name="T20" style:family="text">
      <style:text-properties fo:color="#800080" style:font-name="Courier 10 Pitch" officeooo:rsid="000eb51e"/>
    </style:style>
    <style:style style:name="T21" style:family="text">
      <style:text-properties style:text-underline-style="solid" style:text-underline-width="auto" style:text-underline-color="font-color" officeooo:rsid="00111a8e"/>
    </style:style>
    <style:style style:name="T22" style:family="text">
      <style:text-properties fo:color="#000000" style:font-name="Liberation Sans"/>
    </style:style>
    <style:style style:name="T23" style:family="text">
      <style:text-properties style:font-size-asian="10.5pt"/>
    </style:style>
    <style:style style:name="T24" style:family="text">
      <style:text-properties officeooo:rsid="000592f6"/>
    </style:style>
    <style:style style:name="T25" style:family="text">
      <style:text-properties officeooo:rsid="0005f94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0c7959"/>
    </style:style>
    <style:style style:name="T28" style:family="text">
      <style:text-properties officeooo:rsid="0012edb8"/>
    </style:style>
    <style:style style:name="T29" style:family="text">
      <style:text-properties officeooo:rsid="0013e213"/>
    </style:style>
    <style:style style:name="T30" style:family="text">
      <style:text-properties fo:font-size="16pt" style:text-underline-style="solid" style:text-underline-width="auto" style:text-underline-color="font-color" fo:font-weight="normal" officeooo:rsid="00111a8e" style:font-size-asian="16pt" style:font-weight-asian="normal" style:font-size-complex="16pt" style:font-weight-complex="normal"/>
    </style:style>
    <style:style style:name="T31" style:family="text">
      <style:text-properties officeooo:rsid="0015b1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penMP lab session report</text:p>
      <text:p text:style-name="P8"/>
      <text:p text:style-name="P3">Maximilian Fricke</text:p>
      <text:p text:style-name="P8"/>
      <text:p text:style-name="P13">1. Starting Point</text:p>
      <text:p text:style-name="P7"/>
      <text:p text:style-name="P9">Starting point of the optimization task is to analyze the given code. Using Vtune</text:p>
      <text:p text:style-name="P9"><text:s/>revealed that <text:span text:style-name="T1">98.2% </text:span>of the programs computation time is spent in the matrix multiplications. For that reason, optimization is concentrated on this part of the program, that is</text:p>
      <text:p text:style-name="P17"/>
      <text:p text:style-name="P17"><text:tab/>mult_mat <text:s text:c="5"/>(A, B, C, N); </text:p>
      <text:p text:style-name="P17"><text:tab/>mat_transpose (B, N); </text:p>
      <text:p text:style-name="P16"><text:span text:style-name="T5"><text:tab/>mult_mat <text:s text:c="5"/>(B, A, C, N);</text:span><text:span text:style-name="T7">.</text:span></text:p>
      <text:p text:style-name="P9"/>
      <text:p text:style-name="P16"><text:span text:style-name="T7">The mathematical operation implemented by these lines of code is </text:span><text:span text:style-name="T7"><draw:frame draw:style-name="fr1" draw:name="Objeto1" text:anchor-type="as-char" svg:y="-0.172in" svg:width="1.2457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/>
      <text:p text:style-name="P13">2. Serial Optimization</text:p>
      <text:p text:style-name="P7"/>
      <text:p text:style-name="P1">2.1 Memory access pattern</text:p>
      <text:p text:style-name="P9"/>
      <text:p text:style-name="P15"><text:span text:style-name="T9">The first thing that meets the eye is the bad </text:span><text:span text:style-name="T8">Stride-N</text:span><text:span text:style-name="T9"> access of the the elements of matrix </text:span><text:span text:style-name="T9"><draw:frame draw:style-name="fr1" draw:name="Objeto2" text:anchor-type="as-char" svg:y="-0.1484in" svg:width="0.1925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:</text:span></text:p>
      <text:p text:style-name="P9"/>
      <text:p text:style-name="P18"><text:span text:style-name="T12"><text:tab/>c[i*N+j] += a[i*N+k] * b[</text:span><text:span text:style-name="T13">k*N</text:span><text:span text:style-name="T12">+j];</text:span></text:p>
      <text:p text:style-name="P17"/>
      <text:p text:style-name="P7"><text:span text:style-name="T12">This can easily be modified to a </text:span><text:span text:style-name="T11">Stride-1</text:span><text:span text:style-name="T12"> access by always multiplying with the transpose without altering the result:</text:span></text:p>
      <text:p text:style-name="P6"/>
      <text:p text:style-name="P7"><text:span text:style-name="T12"><text:tab/></text:span><text:span text:style-name="T6">c[i*N+j] += a[i*N+k] * b[</text:span><text:span text:style-name="T14">j*N</text:span><text:span text:style-name="T6">+k];</text:span><text:span text:style-name="T12">.</text:span></text:p>
      <text:p text:style-name="P9"/>
      <text:p text:style-name="P7">2.2 Loop fusion</text:p>
      <text:p text:style-name="P7"/>
      <text:p text:style-name="P9">During program execution, the <text:span text:style-name="T5">mult_mat</text:span> function is called twice and the nested loop is passed through twice, transposing the matrix <draw:frame draw:style-name="fr1" draw:name="Objeto6" text:anchor-type="as-char" svg:y="-0.1484in" svg:width="0.1925in" svg:height="0.1839in" draw:z-index="2"><draw:object xlink:href="./Object 6" xlink:type="simple" xlink:show="embed" xlink:actuate="onLoad"/><draw:image xlink:href="./ObjectReplacements/Object 6" xlink:type="simple" xlink:show="embed" xlink:actuate="onLoad"/></draw:frame>in between. This can be avoided by calculating<draw:frame draw:style-name="fr1" draw:name="Objeto7" text:anchor-type="as-char" svg:y="-0.172in" svg:width="0.2583in" svg:height="0.2075in" draw:z-index="3"><draw:object xlink:href="./Object 7" xlink:type="simple" xlink:show="embed" xlink:actuate="onLoad"/><draw:image xlink:href="./ObjectReplacements/Object 7" xlink:type="simple" xlink:show="embed" xlink:actuate="onLoad"/></draw:frame>in advance and storing it separately. Now the two matrix multiplications can be fused:</text:p>
      <text:p text:style-name="P9"/>
      <text:p text:style-name="P9"><text:tab/><text:span text:style-name="T16">for</text:span><text:span text:style-name="T5"> (i=</text:span><text:span text:style-name="T18">0</text:span><text:span text:style-name="T5">; i&lt;N; i++) </text:span></text:p>
      <text:p text:style-name="P9"><text:span text:style-name="T5"><text:tab/> <text:s/></text:span><text:span text:style-name="T16">for</text:span><text:span text:style-name="T5"> (j=</text:span><text:span text:style-name="T18">0</text:span><text:span text:style-name="T5">; j&lt;N; j++) </text:span></text:p>
      <text:p text:style-name="P9"><text:span text:style-name="T5"><text:tab/> <text:s text:c="3"/></text:span><text:span text:style-name="T16">for</text:span><text:span text:style-name="T5"> (k=</text:span><text:span text:style-name="T18">0</text:span><text:span text:style-name="T5">; k&lt;N; k++) { </text:span></text:p>
      <text:p text:style-name="P17"><text:tab/> <text:s text:c="5"/>c[i*N + j] += a [i*N + k] * b[j*N + k]; </text:p>
      <text:p text:style-name="P17"><text:tab/> <text:s text:c="5"/>c[i*N + j] += bt[i*N + k] * a[j*N + k]; </text:p>
      <text:p text:style-name="P9"><text:span text:style-name="T5"><text:tab/> <text:s text:c="3"/>}</text:span>.</text:p>
      <text:p text:style-name="P9"/>
      <text:p text:style-name="P9">This reduces loop overhead and thus the number of branches taken and instructions performed.</text:p>
      <text:p text:style-name="P9"/>
      <text:p text:style-name="P6"><text:soft-page-break/></text:p>
      <text:p text:style-name="P6"/>
      <text:p text:style-name="P7">2.3 Data locality</text:p>
      <text:p text:style-name="P2"/>
      <text:p text:style-name="P4">In its current form, all threads perform their calculation in the same physical memory <text:span text:style-name="T24">location</text:span>, <text:span text:style-name="T7">since not every thread has its own local copy of the result matrix </text:span><text:span text:style-name="T5">c[]</text:span><text:span text:style-name="T7">. This can easily be fixed by introducting a private temporary variable to each thread:</text:span></text:p>
      <text:p text:style-name="P4"/>
      <text:p text:style-name="P4"><text:span text:style-name="T7"><text:s/><text:tab/></text:span><text:span text:style-name="T5">double register temp = </text:span><text:span text:style-name="T18">0</text:span><text:span text:style-name="T5">; </text:span></text:p>
      <text:p text:style-name="P4"/>
      <text:p text:style-name="P5"><text:tab/><text:span text:style-name="T15">for</text:span> (i=<text:span text:style-name="T17">0</text:span>; i&lt;N; i++) </text:p>
      <text:p text:style-name="P5"><text:tab/> <text:s/><text:span text:style-name="T15">for</text:span> (j=<text:span text:style-name="T17">0</text:span>; j&lt;N; j++) { </text:p>
      <text:p text:style-name="P5"><text:tab/> <text:s text:c="3"/><text:span text:style-name="T15">for</text:span> (k=<text:span text:style-name="T17">0</text:span>; k&lt;N; k++) { </text:p>
      <text:p text:style-name="P5"><text:tab/> <text:s text:c="5"/>temp += a [i*N + k] * b[j*N + k]; </text:p>
      <text:p text:style-name="P5"><text:tab/> <text:s text:c="5"/>temp += bt[i*N + k] * a[j*N + k]; </text:p>
      <text:p text:style-name="P5"><text:tab/> <text:s text:c="3"/>} </text:p>
      <text:p text:style-name="P5"><text:tab/> <text:s/>c[i*N + j] = temp; </text:p>
      <text:p text:style-name="P5"><text:tab/> <text:s/>temp = <text:span text:style-name="T17">0</text:span>; </text:p>
      <text:p text:style-name="P5"><text:tab/> <text:s/>}</text:p>
      <text:p text:style-name="P4"/>
      <text:p text:style-name="P4"><text:span text:style-name="T7">This optimization alone yields a speedup </text:span><text:span text:style-name="T27">almost </text:span><text:span text:style-name="T2">2</text:span><text:span text:style-name="T10"> </text:span><text:span text:style-name="T23">(gcc -Ofast, N=2000)</text:span><text:span text:style-name="T7"> to the previous version.</text:span></text:p>
      <text:p text:style-name="P4"/>
      <text:p text:style-name="P1">2.4 Conclusion</text:p>
      <text:p text:style-name="P7"/>
      <text:p text:style-name="P9">By applying simple optimizations <text:span text:style-name="T27">to the serial version</text:span>, a total speedup of <text:span text:style-name="T3">3.56</text:span> (gcc -Ofast, N=2000) could be <text:s/>reached <text:span text:style-name="T28">and the instruction count could be halved</text:span>, even without parallelization of the code. When using <text:span text:style-name="T1">icc</text:span> -O3 however, these optimizations do not result in a significantly <text:span text:style-name="T25">better performance,</text:span> leading to the assumption that iccs automated optimization already applies these measures. <text:span text:style-name="T29">Interestingly, the step of loop fusion almost triples the instruction count when using </text:span><text:span text:style-name="T4">icc</text:span><text:span text:style-name="T29">, preventing the compiler to apply some of its automated optimizations.</text:span></text:p>
      <text:p text:style-name="P7"/>
      <text:p text:style-name="P13">3. Parallelization</text:p>
      <text:p text:style-name="P7"/>
      <text:p text:style-name="P9">The next obvious optimization step is to parallelize the matrix multiplication using OpenMP by simply adding the line</text:p>
      <text:p text:style-name="P9"/>
      <text:p text:style-name="P9"><text:tab/><text:span text:style-name="T19">#pragma omp parallel for private(j, k, </text:span><text:span text:style-name="T20">temp</text:span><text:span text:style-name="T19">)</text:span><text:span text:style-name="T22">.</text:span></text:p>
      <text:p text:style-name="P7"/>
      <text:p text:style-name="P11"><text:span text:style-name="T26">This parallelization achieves a spedup of </text:span>3.44 <text:span text:style-name="T26">(gcc -Ofast, N=2000, 4 Threads). Even though it is still far from linear, it is reasonable. The introduction of CPU migrations and the increased number of stalled instructions prevent a speedup of close to </text:span>4<text:span text:style-name="T26">. For 8 Threads, a total speedup of </text:span>5.63<text:span text:style-name="T26"> is reached, displaying the impact of Hyperthreading on the performance.</text:span></text:p>
      <text:p text:style-name="P11"><text:span text:style-name="T30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oft-page-break/><text:span text:style-name="T21">4. Conclusion</text:span></text:p>
      <text:p text:style-name="P11"><text:span text:style-name="T21"/></text:p>
      <text:p text:style-name="P10">The following table summarizes the observed results.</text:p>
      <text:p text:style-name="P11"><text:span text:style-name="T21"/></text:p>
      <table:table table:name="Results" table:style-name="Results">
        <table:table-column table:style-name="Results.A" table:number-columns-repeated="7"/>
        <table:table-header-rows>
          <table:table-row>
            <table:table-cell table:style-name="Results.A1" office:value-type="string">
              <text:p text:style-name="P20">Compiler</text:p>
            </table:table-cell>
            <table:table-cell table:style-name="Results.A1" office:value-type="string">
              <text:p text:style-name="P20">Version</text:p>
            </table:table-cell>
            <table:table-cell table:style-name="Results.A1" office:value-type="string">
              <text:p text:style-name="P20">#Threads</text:p>
            </table:table-cell>
            <table:table-cell table:style-name="Results.A1" office:value-type="string">
              <text:p text:style-name="P20">N</text:p>
            </table:table-cell>
            <table:table-cell table:style-name="Results.A1" office:value-type="string">
              <text:p text:style-name="P20">Time (s)</text:p>
            </table:table-cell>
            <table:table-cell table:style-name="Results.A1" office:value-type="string">
              <text:p text:style-name="P20">ICount (e9)</text:p>
            </table:table-cell>
            <table:table-cell table:style-name="Results.G1" office:value-type="string">
              <text:p text:style-name="P20">IPC</text:p>
            </table:table-cell>
          </table:table-row>
        </table:table-header-rows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original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60.02</text:p>
          </table:table-cell>
          <table:table-cell table:style-name="Results.A2" office:value-type="string">
            <text:p text:style-name="P19">128.38</text:p>
          </table:table-cell>
          <table:table-cell table:style-name="Results.G2" office:value-type="string">
            <text:p text:style-name="P19">0.64</text:p>
          </table:table-cell>
        </table:table-row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v1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48.55</text:p>
          </table:table-cell>
          <table:table-cell table:style-name="Results.A2" office:value-type="string">
            <text:p text:style-name="P19">112.34</text:p>
          </table:table-cell>
          <table:table-cell table:style-name="Results.G2" office:value-type="string">
            <text:p text:style-name="P19">0.69</text:p>
          </table:table-cell>
        </table:table-row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v2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32.26</text:p>
          </table:table-cell>
          <table:table-cell table:style-name="Results.A2" office:value-type="string">
            <text:p text:style-name="P19">96.27</text:p>
          </table:table-cell>
          <table:table-cell table:style-name="Results.G2" office:value-type="string">
            <text:p text:style-name="P19">0.89</text:p>
          </table:table-cell>
        </table:table-row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v3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6.84</text:p>
          </table:table-cell>
          <table:table-cell table:style-name="Results.A2" office:value-type="string">
            <text:p text:style-name="P19">64.31</text:p>
          </table:table-cell>
          <table:table-cell table:style-name="Results.G2" office:value-type="string">
            <text:p text:style-name="P19">1.13</text:p>
          </table:table-cell>
        </table:table-row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v4</text:p>
          </table:table-cell>
          <table:table-cell table:style-name="Results.A2" office:value-type="string">
            <text:p text:style-name="P19">4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4.9</text:p>
          </table:table-cell>
          <table:table-cell table:style-name="Results.A2" office:value-type="string">
            <text:p text:style-name="P19">64.32</text:p>
          </table:table-cell>
          <table:table-cell table:style-name="Results.G2" office:value-type="string">
            <text:p text:style-name="P19">1.02</text:p>
          </table:table-cell>
        </table:table-row>
        <table:table-row>
          <table:table-cell table:style-name="Results.A2" office:value-type="string">
            <text:p text:style-name="P19">gcc</text:p>
          </table:table-cell>
          <table:table-cell table:style-name="Results.A2" office:value-type="string">
            <text:p text:style-name="P19">v4</text:p>
          </table:table-cell>
          <table:table-cell table:style-name="Results.A2" office:value-type="string">
            <text:p text:style-name="P19">8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2.99</text:p>
          </table:table-cell>
          <table:table-cell table:style-name="Results.A2" office:value-type="string">
            <text:p text:style-name="P19">64.34</text:p>
          </table:table-cell>
          <table:table-cell table:style-name="Results.G2" office:value-type="string">
            <text:p text:style-name="P19">0.84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original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4.18</text:p>
          </table:table-cell>
          <table:table-cell table:style-name="Results.A2" office:value-type="string">
            <text:p text:style-name="P19">38.43</text:p>
          </table:table-cell>
          <table:table-cell table:style-name="Results.G2" office:value-type="string">
            <text:p text:style-name="P19">0.8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v1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3.43</text:p>
          </table:table-cell>
          <table:table-cell table:style-name="Results.A2" office:value-type="string">
            <text:p text:style-name="P19">30.44</text:p>
          </table:table-cell>
          <table:table-cell table:style-name="Results.G2" office:value-type="string">
            <text:p text:style-name="P19">0.67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v2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8.35</text:p>
          </table:table-cell>
          <table:table-cell table:style-name="Results.A2" office:value-type="string">
            <text:p text:style-name="P19">88.16</text:p>
          </table:table-cell>
          <table:table-cell table:style-name="Results.G2" office:value-type="string">
            <text:p text:style-name="P19">1.43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v3</text:p>
          </table:table-cell>
          <table:table-cell table:style-name="Results.A2" office:value-type="string">
            <text:p text:style-name="P19">1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4.54</text:p>
          </table:table-cell>
          <table:table-cell table:style-name="Results.A2" office:value-type="string">
            <text:p text:style-name="P19">42.23</text:p>
          </table:table-cell>
          <table:table-cell table:style-name="Results.G2" office:value-type="string">
            <text:p text:style-name="P19">0.86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v4</text:p>
          </table:table-cell>
          <table:table-cell table:style-name="Results.A2" office:value-type="string">
            <text:p text:style-name="P19">4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4.25</text:p>
          </table:table-cell>
          <table:table-cell table:style-name="Results.A2" office:value-type="string">
            <text:p text:style-name="P19">42.23</text:p>
          </table:table-cell>
          <table:table-cell table:style-name="Results.G2" office:value-type="string">
            <text:p text:style-name="P19">0.78</text:p>
          </table:table-cell>
        </table:table-row>
        <table:table-row>
          <table:table-cell table:style-name="Results.A2" office:value-type="string">
            <text:p text:style-name="P19">icc</text:p>
          </table:table-cell>
          <table:table-cell table:style-name="Results.A2" office:value-type="string">
            <text:p text:style-name="P19">v4</text:p>
          </table:table-cell>
          <table:table-cell table:style-name="Results.A2" office:value-type="string">
            <text:p text:style-name="P19">8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2.65</text:p>
          </table:table-cell>
          <table:table-cell table:style-name="Results.A2" office:value-type="string">
            <text:p text:style-name="P19">42.59</text:p>
          </table:table-cell>
          <table:table-cell table:style-name="Results.G2" office:value-type="string">
            <text:p text:style-name="P19">0.68</text:p>
          </table:table-cell>
        </table:table-row>
        <table:table-row>
          <table:table-cell table:style-name="Results.A2" office:value-type="string">
            <text:p text:style-name="P19">icc -parallel</text:p>
          </table:table-cell>
          <table:table-cell table:style-name="Results.A2" office:value-type="string">
            <text:p text:style-name="P19">original</text:p>
          </table:table-cell>
          <table:table-cell table:style-name="Results.A2" office:value-type="string">
            <text:p text:style-name="P19">8</text:p>
          </table:table-cell>
          <table:table-cell table:style-name="Results.A2" office:value-type="string">
            <text:p text:style-name="P19">2000</text:p>
          </table:table-cell>
          <table:table-cell table:style-name="Results.A2" office:value-type="string">
            <text:p text:style-name="P19">1.43</text:p>
          </table:table-cell>
          <table:table-cell table:style-name="Results.A2" office:value-type="string">
            <text:p text:style-name="P19">29.46</text:p>
          </table:table-cell>
          <table:table-cell table:style-name="Results.G2" office:value-type="string">
            <text:p text:style-name="P19">0.87</text:p>
          </table:table-cell>
        </table:table-row>
      </table:table>
      <text:p text:style-name="P11"><text:span text:style-name="T21"/></text:p>
      <text:p text:style-name="P10">In general, the results comply with the expectations. The efficiency of iccs automated optimization is astonishing. Especially when using the -parallel option. The compiler probably detects the algorithm being a matrix multiplication and substitutes it by a hand-tuned version. This would also explain the huge performance-loss when applying loop fusion and using icc, <text:span text:style-name="T31">since two separate matrix multiplications were merged and calculated differen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5:03:29</meta:creation-date>
    <dc:date>2014-02-08T19:33:53.248445000</dc:date>
    <meta:editing-duration>PT12H38M20S</meta:editing-duration>
    <meta:editing-cycles>31</meta:editing-cycles>
    <meta:generator>LibreOffice/4.1.4.2$MacOSX_x86 LibreOffice_project/0a0440ccc0227ad9829de5f46be37cfb6edcf72</meta:generator>
    <meta:document-statistic meta:table-count="1" meta:image-count="0" meta:object-count="4" meta:page-count="3" meta:paragraph-count="144" meta:word-count="678" meta:character-count="3939" meta:non-whitespace-character-count="3303"/>
  </office:meta>
</office:document-meta>
</file>

<file path=Object 1/content.xml><?xml version="1.0" encoding="utf-8"?>
<math xmlns="http://www.w3.org/1998/Math/MathML">
  <semantics>
    <mrow>
      <mrow>
        <mi>C</mi>
        <mo stretchy="false">=</mo>
        <mrow>
          <mrow>
            <mi>A</mi>
            <mo stretchy="false">∗</mo>
            <mi>B</mi>
          </mrow>
          <mo stretchy="false">+</mo>
          <mrow>
            <msup>
              <mi>B</mi>
              <mi>T</mi>
            </msup>
            <mo stretchy="false">∗</mo>
            <mi>A</mi>
          </mrow>
        </mrow>
      </mrow>
    </mrow>
    <annotation encoding="StarMath 5.0">C=A*B+B^T*A 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p>
        <mi>B</mi>
        <mi>T</mi>
      </msup>
    </mrow>
    <annotation encoding="StarMath 5.0">B^T</annotation>
  </semantics>
</math>
</file>